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/>
    <style:font-face style:name="Courier New" svg:font-family="'Courier New'"/>
    <style:font-face style:name="Liberation Serif" svg:font-family="'Liberation Serif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9" style:family="table">
      <style:table-properties style:width="15.339cm" fo:margin-left="0cm" table:align="left" style:may-break-between-rows="true" style:writing-mode="lr-tb"/>
    </style:style>
    <style:style style:name="Tabla9.A" style:family="table-column">
      <style:table-column-properties style:column-width="3.173cm"/>
    </style:style>
    <style:style style:name="Tabla9.B" style:family="table-column">
      <style:table-column-properties style:column-width="12.166cm"/>
    </style:style>
    <style:style style:name="Tabla9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9.4" style:family="table-row">
      <style:table-row-properties style:min-row-height="0.519cm"/>
    </style:style>
    <style:style style:name="Tabla10" style:family="table">
      <style:table-properties style:width="15.339cm" fo:margin-left="0cm" table:align="left" style:may-break-between-rows="true" style:writing-mode="lr-tb"/>
    </style:style>
    <style:style style:name="Tabla10.A" style:family="table-column">
      <style:table-column-properties style:column-width="15.339cm"/>
    </style:style>
    <style:style style:name="Tabla10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1" style:family="table">
      <style:table-properties style:width="15.339cm" fo:margin-left="0cm" table:align="left" style:may-break-between-rows="true" style:writing-mode="lr-tb"/>
    </style:style>
    <style:style style:name="Tabla11.A" style:family="table-column">
      <style:table-column-properties style:column-width="3.173cm"/>
    </style:style>
    <style:style style:name="Tabla11.B" style:family="table-column">
      <style:table-column-properties style:column-width="12.166cm"/>
    </style:style>
    <style:style style:name="Tabla1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1.4" style:family="table-row">
      <style:table-row-properties style:min-row-height="0.519cm"/>
    </style:style>
    <style:style style:name="Tabla12" style:family="table">
      <style:table-properties style:width="15.339cm" fo:margin-left="0cm" table:align="left" style:may-break-between-rows="true" style:writing-mode="lr-tb"/>
    </style:style>
    <style:style style:name="Tabla12.A" style:family="table-column">
      <style:table-column-properties style:column-width="15.339cm"/>
    </style:style>
    <style:style style:name="Tabla1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3" style:family="table">
      <style:table-properties style:width="15.339cm" fo:margin-left="0cm" table:align="left" style:may-break-between-rows="true" style:writing-mode="lr-tb"/>
    </style:style>
    <style:style style:name="Tabla13.A" style:family="table-column">
      <style:table-column-properties style:column-width="3.173cm"/>
    </style:style>
    <style:style style:name="Tabla13.B" style:family="table-column">
      <style:table-column-properties style:column-width="12.166cm"/>
    </style:style>
    <style:style style:name="Tabla1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3.4" style:family="table-row">
      <style:table-row-properties style:min-row-height="0.542cm"/>
    </style:style>
    <style:style style:name="Tabla14" style:family="table">
      <style:table-properties style:width="15.339cm" fo:margin-left="0cm" table:align="left" style:may-break-between-rows="true" style:writing-mode="lr-tb"/>
    </style:style>
    <style:style style:name="Tabla14.A" style:family="table-column">
      <style:table-column-properties style:column-width="15.339cm"/>
    </style:style>
    <style:style style:name="Tabla1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5" style:family="table">
      <style:table-properties style:width="15.339cm" fo:margin-left="0cm" table:align="left" style:may-break-between-rows="true" style:writing-mode="lr-tb"/>
    </style:style>
    <style:style style:name="Tabla15.A" style:family="table-column">
      <style:table-column-properties style:column-width="3.173cm"/>
    </style:style>
    <style:style style:name="Tabla15.B" style:family="table-column">
      <style:table-column-properties style:column-width="12.166cm"/>
    </style:style>
    <style:style style:name="Tabla1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5.4" style:family="table-row">
      <style:table-row-properties style:min-row-height="0.896cm"/>
    </style:style>
    <style:style style:name="Tabla16" style:family="table">
      <style:table-properties style:width="15.339cm" fo:margin-left="0cm" table:align="left" style:may-break-between-rows="true" style:writing-mode="lr-tb"/>
    </style:style>
    <style:style style:name="Tabla16.A" style:family="table-column">
      <style:table-column-properties style:column-width="15.339cm"/>
    </style:style>
    <style:style style:name="Tabla1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5" style:family="table">
      <style:table-properties style:width="15.346cm" table:align="left" style:may-break-between-rows="true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73cm"/>
    </style:style>
    <style:style style:name="Tabla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5.4" style:family="table-row">
      <style:table-row-properties style:min-row-height="0.519cm"/>
    </style:style>
    <style:style style:name="Tabla6" style:family="table">
      <style:table-properties style:width="15.339cm" fo:margin-left="0cm" table:align="left" style:may-break-between-rows="true" style:writing-mode="lr-tb"/>
    </style:style>
    <style:style style:name="Tabla6.A" style:family="table-column">
      <style:table-column-properties style:column-width="15.339cm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7" style:family="table">
      <style:table-properties style:width="15.339cm" fo:margin-left="0cm" table:align="left" style:may-break-between-rows="true" style:writing-mode="lr-tb"/>
    </style:style>
    <style:style style:name="Tabla7.A" style:family="table-column">
      <style:table-column-properties style:column-width="3.173cm"/>
    </style:style>
    <style:style style:name="Tabla7.B" style:family="table-column">
      <style:table-column-properties style:column-width="12.166cm"/>
    </style:style>
    <style:style style:name="Tabla7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7.4" style:family="table-row">
      <style:table-row-properties style:min-row-height="0.519cm"/>
    </style:style>
    <style:style style:name="Tabla7.6" style:family="table-row">
      <style:table-row-properties style:min-row-height="0.536cm"/>
    </style:style>
    <style:style style:name="Tabla8" style:family="table">
      <style:table-properties style:width="15.339cm" fo:margin-left="0cm" table:align="left" style:may-break-between-rows="true" style:writing-mode="lr-tb"/>
    </style:style>
    <style:style style:name="Tabla8.A" style:family="table-column">
      <style:table-column-properties style:column-width="15.339cm"/>
    </style:style>
    <style:style style:name="Tabla8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" style:family="table">
      <style:table-properties style:width="15.339cm" fo:margin-left="0cm" table:align="left" style:may-break-between-rows="true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.4" style:family="table-row">
      <style:table-row-properties style:min-row-height="0.896cm"/>
    </style:style>
    <style:style style:name="Tabla2" style:family="table">
      <style:table-properties style:width="15.339cm" fo:margin-left="0cm" table:align="left" style:may-break-between-rows="true" style:writing-mode="lr-tb"/>
    </style:style>
    <style:style style:name="Tabla2.A" style:family="table-column">
      <style:table-column-properties style:column-width="15.339cm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fo:background-color="transparent" style:font-name-asian="Arial1" style:font-name-complex="Arial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b977" officeooo:paragraph-rsid="0011b977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7e43" officeooo:paragraph-rsid="00147e43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fo:background-color="transparent" style:font-name-asian="Courier New" style:font-name-complex="Courier New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rsid="00147e43" officeooo:paragraph-rsid="00147e43" fo:background-color="transparent" style:font-name-asian="Courier New" style:font-weight-asian="bold" style:font-name-complex="Courier New1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paragraph-rsid="00147e43" fo:background-color="transparent" style:font-name-asian="Courier New" style:font-weight-asian="bold" style:font-name-complex="Courier New1" style:font-weight-complex="bold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7e43" officeooo:paragraph-rsid="00147e43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7e43" officeooo:paragraph-rsid="0015e2de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47e43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" fo:font-size="12pt" fo:font-weight="normal" officeooo:paragraph-rsid="0015e2de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5e2de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b977" officeooo:paragraph-rsid="0011b977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5e2de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paragraph-rsid="00118560" fo:background-color="transparent" style:font-name-asian="Courier New" style:font-name-complex="Courier New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paragraph-rsid="0015e2de" fo:background-color="transparent" style:font-name-asian="Courier New" style:font-name-complex="Courier New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officeooo:paragraph-rsid="0015e2de" fo:background-color="transparent" style:font-name-asian="Courier New" style:font-name-complex="Courier New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paragraph-rsid="00147e43" fo:background-color="transparent" style:font-name-asian="Courier New" style:font-name-complex="Courier New1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paragraph-rsid="0015e2de" fo:background-color="transparent" style:font-name-asian="Courier New" style:font-name-complex="Courier New1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officeooo:paragraph-rsid="0015e2de" fo:background-color="transparent" style:font-name-asian="Arial1" style:font-name-complex="Arial1"/>
    </style:style>
    <style:style style:name="P25" style:family="paragraph" style:parent-style-name="Standard">
      <style:text-properties officeooo:paragraph-rsid="0015e2de"/>
    </style:style>
    <style:style style:name="T1" style:family="text">
      <style:text-properties officeooo:rsid="000fb811"/>
    </style:style>
    <style:style style:name="T2" style:family="text">
      <style:text-properties officeooo:rsid="00118560"/>
    </style:style>
    <style:style style:name="T3" style:family="text">
      <style:text-properties officeooo:rsid="0011b977"/>
    </style:style>
    <style:style style:name="T4" style:family="text">
      <style:text-properties officeooo:rsid="00147e43"/>
    </style:style>
    <style:style style:name="T5" style:family="text">
      <style:text-properties officeooo:rsid="000b3613"/>
    </style:style>
    <style:style style:name="T6" style:family="text">
      <style:text-properties officeooo:rsid="000747d9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0b3613" style:font-weight-asian="bold" style:font-weight-complex="bold"/>
    </style:style>
    <style:style style:name="T9" style:family="text">
      <style:text-properties officeooo:rsid="000747d9" style:font-weight-asian="bold" style:font-weight-complex="bold"/>
    </style:style>
    <style:style style:name="T10" style:family="text">
      <style:text-properties officeooo:rsid="0015e2de" style:font-weight-asian="bold" style:font-weight-complex="bold"/>
    </style:style>
    <style:style style:name="T11" style:family="text">
      <style:text-properties officeooo:rsid="00147e43" style:font-weight-asian="bold" style:font-weight-complex="bold"/>
    </style:style>
    <style:style style:name="T12" style:family="text">
      <style:text-properties officeooo:rsid="0015e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2">Ingreso CI</text:p>
          </table:table-cell>
        </table:table-row>
        <table:table-row>
          <table:table-cell table:style-name="Tabla9.A1" office:value-type="string">
            <text:p text:style-name="P1">Operación</text:p>
          </table:table-cell>
          <table:table-cell table:style-name="Tabla9.A1" office:value-type="string">
            <text:p text:style-name="P7">ingresoCI(CI:<text:span text:style-name="T1">integer</text:span>):boolean</text:p>
          </table:table-cell>
        </table:table-row>
        <table:table-row>
          <table:table-cell table:style-name="Tabla9.A1" office:value-type="string">
            <text:p text:style-name="P1">Entrada</text:p>
          </table:table-cell>
          <table:table-cell table:style-name="Tabla9.A1" office:value-type="string">
            <text:p text:style-name="P4">Un <text:span text:style-name="T1">integer</text:span> que representa a la cédula del usuario al que se quiere dar de alta o reactivar.</text:p>
          </table:table-cell>
        </table:table-row>
        <table:table-row table:style-name="Tabla9.4">
          <table:table-cell table:style-name="Tabla9.A1" office:value-type="string">
            <text:p text:style-name="P1">Salida</text:p>
          </table:table-cell>
          <table:table-cell table:style-name="Tabla9.A1" office:value-type="string">
            <text:p text:style-name="P3">Retorna un booleano que indica si ya existe un usuario en el sistema con la misma CI ingresada.</text:p>
          </table:table-cell>
        </table:table-row>
        <table:table-row>
          <table:table-cell table:style-name="Tabla9.A1" office:value-type="string">
            <text:p text:style-name="P1">Descripción</text:p>
          </table:table-cell>
          <table:table-cell table:style-name="Tabla9.A1" office:value-type="string">
            <text:p text:style-name="P3">Dada la CI del usuario la operación valida si el mismo está ya registrado en el sistema.</text:p>
          </table:table-cell>
        </table:table-row>
        <table:table-row>
          <table:table-cell table:style-name="Tabla9.A1" office:value-type="string">
            <text:p text:style-name="P1">Excepciones</text:p>
          </table:table-cell>
          <table:table-cell table:style-name="Tabla9.A1" office:value-type="string">
            <text:p text:style-name="P6">Si no se cumple pre1 se lanza la excepción ExNoEstaLogeado.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">Precondiciones y Postcondiciones</text:p>
          </table:table-cell>
        </table:table-row>
        <table:table-row>
          <table:table-cell table:style-name="Tabla10.A1" office:value-type="string">
            <text:p text:style-name="P9">Pre<text:span text:style-name="T5">1</text:span>: <text:span text:style-name="T6">E</text:span><text:span text:style-name="T12">xiste en la memoria del sistema un</text:span><text:span text:style-name="T6"> usuario logueado de tipo </text:span>administrativo<text:span text:style-name="T6">.</text:span></text:p>
            <text:p text:style-name="P9"/>
            <text:p text:style-name="P8">Post1: Existe en la memoria del sistema la CI ingresada.</text:p>
            <text:p text:style-name="P8"/>
            <text:p text:style-name="P8">Post2: Si existe en el sistema una instancia de Usuario cuya CI = CI se retorna TRUE y <text:span text:style-name="T1">FALSE</text:span> en caso contrario.</text:p>
          </table:table-cell>
        </table:table-row>
      </table:table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</text:p>
          </table:table-cell>
          <table:table-cell table:style-name="Tabla11.A1" office:value-type="string">
            <text:p text:style-name="P2">Ingresar datos usuario</text:p>
          </table:table-cell>
        </table:table-row>
        <table:table-row>
          <table:table-cell table:style-name="Tabla11.A1" office:value-type="string">
            <text:p text:style-name="P1">Operación</text:p>
          </table:table-cell>
          <table:table-cell table:style-name="Tabla11.A1" office:value-type="string">
            <text:p text:style-name="P7">IngresarDatosUsuario(nombre:String, apellido:String, sexo:Sexo, nacimiento:Fecha)</text:p>
          </table:table-cell>
        </table:table-row>
        <table:table-row>
          <table:table-cell table:style-name="Tabla11.A1" office:value-type="string">
            <text:p text:style-name="P1">Entrada</text:p>
          </table:table-cell>
          <table:table-cell table:style-name="Tabla11.A1" office:value-type="string">
            <text:p text:style-name="P4">El string nombre indica el nombre del usuario a dar de alta en el sistema. El string apellido indica el nombre del usuario a dar de alta en el sistema. El dato enumerado sexo indica el <text:span text:style-name="T1">sexo </text:span>del usuario a dar de alta en el sistema. Nacimiento, de tipo Fecha, indica el la fecha de nacimiento del usuario a dar de alta en el sistema.</text:p>
          </table:table-cell>
        </table:table-row>
        <table:table-row table:style-name="Tabla11.4">
          <table:table-cell table:style-name="Tabla11.A1" office:value-type="string">
            <text:p text:style-name="P1">Salida</text:p>
          </table:table-cell>
          <table:table-cell table:style-name="Tabla11.A1" office:value-type="string">
            <text:p text:style-name="P3">-</text:p>
          </table:table-cell>
        </table:table-row>
        <table:table-row>
          <table:table-cell table:style-name="Tabla11.A1" office:value-type="string">
            <text:p text:style-name="P1">Descripción</text:p>
          </table:table-cell>
          <table:table-cell table:style-name="Tabla11.A1" office:value-type="string">
            <text:p text:style-name="P3">Esta operación almacena en la memoria del sistema nombre, apellido, sexo <text:span text:style-name="T1">y fecha de nacimiento de un usuario.</text:span></text:p>
          </table:table-cell>
        </table:table-row>
        <table:table-row>
          <table:table-cell table:style-name="Tabla11.A1" office:value-type="string">
            <text:p text:style-name="P1">Excepciones</text:p>
          </table:table-cell>
          <table:table-cell table:style-name="Tabla11.A1" office:value-type="string">
            <text:p text:style-name="P6">Si no se cumple pre1 se lanza la excepción ExNoEstaLogeado.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">Precondiciones y Postcondiciones</text:p>
          </table:table-cell>
        </table:table-row>
        <table:table-row>
          <table:table-cell table:style-name="Tabla12.A1" office:value-type="string">
            <text:p text:style-name="P10">Pre<text:span text:style-name="T5">1</text:span>: <text:span text:style-name="T6">E</text:span><text:span text:style-name="T12">xiste en la memoria del sistema un</text:span><text:span text:style-name="T6"> usuario logueado de tipo administrativo.</text:span></text:p>
            <text:p text:style-name="P10"/>
            <text:p text:style-name="P8">Post1: Existe en la memoria del sistema el nombre, <text:span text:style-name="T1">apellido, sexo y fecha de nacimiento del usuario a ingresar.</text:span></text:p>
          </table:table-cell>
        </table:table-row>
      </table:table>
      <text:p text:style-name="Standard"/>
      <text:p text:style-name="Standard"/>
      <text:p text:style-name="P1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</text:p>
          </table:table-cell>
          <table:table-cell table:style-name="Tabla13.A1" office:value-type="string">
            <text:p text:style-name="P2">Ingresar categoria</text:p>
          </table:table-cell>
        </table:table-row>
        <table:table-row>
          <table:table-cell table:style-name="Tabla13.A1" office:value-type="string">
            <text:p text:style-name="P1">Operación</text:p>
          </table:table-cell>
          <table:table-cell table:style-name="Tabla13.A1" office:value-type="string">
            <text:p text:style-name="P7">ingresarCategoria(cat: <text:span text:style-name="T2">String</text:span>) ????</text:p>
          </table:table-cell>
        </table:table-row>
        <table:table-row>
          <table:table-cell table:style-name="Tabla13.A1" office:value-type="string">
            <text:p text:style-name="P1">Entrada</text:p>
          </table:table-cell>
          <table:table-cell table:style-name="Tabla13.A1" office:value-type="string">
            <text:p text:style-name="P4">cat <text:span text:style-name="T1">indica el Rol del usuario.</text:span></text:p>
          </table:table-cell>
        </table:table-row>
        <table:table-row table:style-name="Tabla13.4">
          <table:table-cell table:style-name="Tabla13.A1" office:value-type="string">
            <text:p text:style-name="P1">Salida</text:p>
          </table:table-cell>
          <table:table-cell table:style-name="Tabla13.A1" office:value-type="string">
            <text:p text:style-name="P3">-</text:p>
          </table:table-cell>
        </table:table-row>
        <table:table-row>
          <table:table-cell table:style-name="Tabla13.A1" office:value-type="string">
            <text:p text:style-name="P1">Descripción</text:p>
          </table:table-cell>
          <table:table-cell table:style-name="Tabla13.A1" office:value-type="string">
            <text:p text:style-name="P3">Esta operación almacena en la memoria del sistema <text:span text:style-name="T1">el rol</text:span> ingresada para el usua<text:span text:style-name="T1">r</text:span>io que se quiere registrar.</text:p>
          </table:table-cell>
        </table:table-row>
        <table:table-row>
          <table:table-cell table:style-name="Tabla13.A1" office:value-type="string">
            <text:p text:style-name="P1">Excepciones</text:p>
          </table:table-cell>
          <table:table-cell table:style-name="Tabla13.A1" office:value-type="string">
            <text:p text:style-name="P14"><text:span text:style-name="T4">Si no se cumple pre1 se lanza la excepción ExNoEstaLogeado.</text:span>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">Precondiciones y Postcondiciones</text:p>
          </table:table-cell>
        </table:table-row>
        <table:table-row>
          <table:table-cell table:style-name="Tabla14.A1" office:value-type="string">
            <text:p text:style-name="P22"><text:span text:style-name="T7">Pre</text:span><text:span text:style-name="T8">1</text:span><text:span text:style-name="T7">: </text:span><text:span text:style-name="T9">E</text:span><text:span text:style-name="T10">xiste en la memoria del sistema un</text:span><text:span text:style-name="T9"> usuario logueado de tipo administrativo.</text:span></text:p>
            <text:p text:style-name="P19"/>
            <text:p text:style-name="P8">Post1: <text:span text:style-name="T1">El rol</text:span> se recuerda en <text:span text:style-name="T1">la memoria del sistema.</text:span></text:p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</text:p>
          </table:table-cell>
          <table:table-cell table:style-name="Tabla15.A1" office:value-type="string">
            <text:p text:style-name="P2">Confirmar inscripción</text:p>
          </table:table-cell>
        </table:table-row>
        <table:table-row>
          <table:table-cell table:style-name="Tabla15.A1" office:value-type="string">
            <text:p text:style-name="P1">Operación</text:p>
          </table:table-cell>
          <table:table-cell table:style-name="Tabla15.A1" office:value-type="string">
            <text:p text:style-name="P7">confirmarInscripcion()</text:p>
          </table:table-cell>
        </table:table-row>
        <table:table-row>
          <table:table-cell table:style-name="Tabla15.A1" office:value-type="string">
            <text:p text:style-name="P1">Entrada</text:p>
          </table:table-cell>
          <table:table-cell table:style-name="Tabla15.A1" office:value-type="string">
            <text:p text:style-name="P4">-</text:p>
          </table:table-cell>
        </table:table-row>
        <table:table-row table:style-name="Tabla15.4">
          <table:table-cell table:style-name="Tabla15.A1" office:value-type="string">
            <text:p text:style-name="P1">Salida</text:p>
          </table:table-cell>
          <table:table-cell table:style-name="Tabla15.A1" office:value-type="string">
            <text:p text:style-name="P3">-</text:p>
          </table:table-cell>
        </table:table-row>
        <table:table-row>
          <table:table-cell table:style-name="Tabla15.A1" office:value-type="string">
            <text:p text:style-name="P1">Descripción</text:p>
          </table:table-cell>
          <table:table-cell table:style-name="Tabla15.A1" office:value-type="string">
            <text:p text:style-name="P3">Esta operación da de alta a un usuario con los datos recordados en el sistema.</text:p>
          </table:table-cell>
        </table:table-row>
        <table:table-row>
          <table:table-cell table:style-name="Tabla15.A1" office:value-type="string">
            <text:p text:style-name="P1">Excepciones</text:p>
          </table:table-cell>
          <table:table-cell table:style-name="Tabla15.A1" office:value-type="string">
            <text:p text:style-name="P6">Si no se cumple la pre1 se lanza la excepción ExNoEstaLogeado.</text:p>
            <text:p text:style-name="P6">Si no se cumple la pre2 se lanza la excepción DatosFaltantes.</text:p>
          </table:table-cell>
        </table:table-row>
      </table:table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">Precondiciones y Postcondiciones</text:p>
          </table:table-cell>
        </table:table-row>
        <table:table-row>
          <table:table-cell table:style-name="Tabla16.A1" office:value-type="string">
            <text:p text:style-name="P9">Pre<text:span text:style-name="T5">1</text:span>: <text:span text:style-name="T6">E</text:span><text:span text:style-name="T12">xiste en la memoria del sistema un</text:span><text:span text:style-name="T6"> usuario logueado de tipo </text:span>administrativo.</text:p>
            <text:p text:style-name="P9"/>
            <text:p text:style-name="P8">Pre<text:span text:style-name="T4">2</text:span>: Existe en la memoria del sistema la CI, <text:span text:style-name="T3">nombre, apellido, sexo, fecha de nacimiento y categorías </text:span>previamente ingresada<text:span text:style-name="T3">s.</text:span></text:p>
            <text:p text:style-name="P8"/>
            <text:p text:style-name="P8">Post1: Existe en el sistema una instancia de Usuario con CI = CI, <text:s/>nombre = nombre, apellido = apellido, sexo = sexo, edad = edad, categorías = categorías y estado = <text:span text:style-name="T3">inactivo.</text:span></text:p>
          </table:table-cell>
        </table:table-row>
      </table:table>
      <text:p text:style-name="Standard"/>
      <text:p text:style-name="P2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4">Nombre</text:p>
          </table:table-cell>
          <table:table-cell table:style-name="Tabla1.A1" office:value-type="string">
            <text:p text:style-name="P18">C<text:span text:style-name="T12">ancelar</text:span> inscripción</text:p>
          </table:table-cell>
        </table:table-row>
        <table:table-row>
          <table:table-cell table:style-name="Tabla1.A1" office:value-type="string">
            <text:p text:style-name="P24">Operación</text:p>
          </table:table-cell>
          <table:table-cell table:style-name="Tabla1.A1" office:value-type="string">
            <text:p text:style-name="P21">c<text:span text:style-name="T12">ancelar</text:span>Inscripcion()</text:p>
          </table:table-cell>
        </table:table-row>
        <table:table-row>
          <table:table-cell table:style-name="Tabla1.A1" office:value-type="string">
            <text:p text:style-name="P24">Entrada</text:p>
          </table:table-cell>
          <table:table-cell table:style-name="Tabla1.A1" office:value-type="string">
            <text:p text:style-name="P15">-</text:p>
          </table:table-cell>
        </table:table-row>
        <table:table-row table:style-name="Tabla1.4">
          <table:table-cell table:style-name="Tabla1.A1" office:value-type="string">
            <text:p text:style-name="P24">Salida</text:p>
          </table:table-cell>
          <table:table-cell table:style-name="Tabla1.A1" office:value-type="string">
            <text:p text:style-name="P16">-</text:p>
          </table:table-cell>
        </table:table-row>
        <table:table-row>
          <table:table-cell table:style-name="Tabla1.A1" office:value-type="string">
            <text:p text:style-name="P24">Descripción</text:p>
          </table:table-cell>
          <table:table-cell table:style-name="Tabla1.A1" office:value-type="string">
            <text:p text:style-name="P16">Esta operación <text:span text:style-name="T12">cancela el caso de uso y borra de la memoria los datos almacenados</text:span>.</text:p>
          </table:table-cell>
        </table:table-row>
        <table:table-row>
          <table:table-cell table:style-name="Tabla1.A1" office:value-type="string">
            <text:p text:style-name="P24">Excepciones</text:p>
          </table:table-cell>
          <table:table-cell table:style-name="Tabla1.A1" office:value-type="string">
            <text:p text:style-name="P13">Si no se cumple la pre1 se lanza la excepción ExNoEstaLogeado.</text:p>
          </table:table-cell>
        </table:table-row>
      </table:table>
      <text:p text:style-name="P25"/>
      <table:table table:name="Tabla2" table:style-name="Tabla2">
        <table:table-column table:style-name="Tabla2.A"/>
        <table:table-row>
          <table:table-cell table:style-name="Tabla2.A1" office:value-type="string">
            <text:p text:style-name="P24">Precondiciones y Postcondiciones</text:p>
          </table:table-cell>
        </table:table-row>
        <table:table-row>
          <table:table-cell table:style-name="Tabla2.A1" office:value-type="string">
            <text:p text:style-name="P23"><text:span text:style-name="T11">Pre</text:span><text:span text:style-name="T8">1</text:span><text:span text:style-name="T11">: </text:span><text:span text:style-name="T9">E</text:span><text:span text:style-name="T10">xiste en la memoria del sistema un</text:span><text:span text:style-name="T9"> usuario logueado de tipo </text:span><text:span text:style-name="T11">administrativo.</text:span></text:p>
            <text:p text:style-name="P20"/>
            <text:p text:style-name="P20"><text:soft-page-break/>Post1: <text:span text:style-name="T12">Se elimina de la memoria del</text:span> sistema <text:span text:style-name="T12">las</text:span> instancia de Usuario <text:span text:style-name="T12">(</text:span>CI, <text:s/>nombre, apellido, sexo, edad, categorías y estado<text:span text:style-name="T12">) y se cancela el caso de uso</text:span><text:span text:style-name="T3">.</text:span></text:p>
          </table:table-cell>
        </table:table-row>
      </table:table>
      <text:p text:style-name="P25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2">Devolver datos usuario</text:p>
          </table:table-cell>
        </table:table-row>
        <table:table-row>
          <table:table-cell table:style-name="Tabla5.A1" office:value-type="string">
            <text:p text:style-name="P1">Operación</text:p>
          </table:table-cell>
          <table:table-cell table:style-name="Tabla5.A1" office:value-type="string">
            <text:p text:style-name="P7">DevolverDatosUsuario():DataUsuario</text:p>
          </table:table-cell>
        </table:table-row>
        <table:table-row>
          <table:table-cell table:style-name="Tabla5.A1" office:value-type="string">
            <text:p text:style-name="P1">Entrada</text:p>
          </table:table-cell>
          <table:table-cell table:style-name="Tabla5.A1" office:value-type="string">
            <text:p text:style-name="P4">-</text:p>
          </table:table-cell>
        </table:table-row>
        <table:table-row table:style-name="Tabla5.4">
          <table:table-cell table:style-name="Tabla5.A1" office:value-type="string">
            <text:p text:style-name="P1">Salida</text:p>
          </table:table-cell>
          <table:table-cell table:style-name="Tabla5.A1" office:value-type="string">
            <text:p text:style-name="P3">Un DataUsuario conteniendo los datos del usuario.</text:p>
          </table:table-cell>
        </table:table-row>
        <table:table-row>
          <table:table-cell table:style-name="Tabla5.A1" office:value-type="string">
            <text:p text:style-name="P1">Descripción</text:p>
          </table:table-cell>
          <table:table-cell table:style-name="Tabla5.A1" office:value-type="string">
            <text:p text:style-name="P3">Esta operación devuelve nombre, apellido, sexo, edad, categorías y estado del usuario cuya cédula fue previamente ingresada.</text:p>
          </table:table-cell>
        </table:table-row>
        <table:table-row>
          <table:table-cell table:style-name="Tabla5.A1" office:value-type="string">
            <text:p text:style-name="P1">Excepciones</text:p>
          </table:table-cell>
          <table:table-cell table:style-name="Tabla5.A1" office:value-type="string">
            <text:p text:style-name="P6">Si no se cumple la pre1 se lanza la excepción ExNoEstaLogeado.</text:p>
            <text:p text:style-name="P5">Si no se cumple la pre<text:span text:style-name="T4">2</text:span> se lanza la excepción DatosFaltantes.</text:p>
            <text:p text:style-name="P5">Si no se cumple la pre<text:span text:style-name="T4">3</text:span> se lanza la excepción UsuarioInexistente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P1">Precondiciones y Postcondiciones</text:p>
          </table:table-cell>
        </table:table-row>
        <table:table-row>
          <table:table-cell table:style-name="Tabla6.A1" office:value-type="string">
            <text:p text:style-name="P10">Pre<text:span text:style-name="T5">1</text:span>: <text:span text:style-name="T6">E</text:span><text:span text:style-name="T12">xiste en la memoria del sistema un</text:span><text:span text:style-name="T6"> usuario logueado de tipo administrativo.</text:span></text:p>
            <text:p text:style-name="P10"/>
            <text:p text:style-name="P8">Pre<text:span text:style-name="T4">2</text:span>: Existe en la memoria del sistema la CI previamente ingresada.</text:p>
            <text:p text:style-name="P8"/>
            <text:p text:style-name="P8">Pre<text:span text:style-name="T12">3</text:span>: Existe en el sistema una instancia de usuario con CI = CI</text:p>
            <text:p text:style-name="P8"/>
            <text:p text:style-name="P8">Post1: El sistema devuelve un DataUsuario con los datos <text:s/>nombre, apellido, sexo, edad, categorías y estado del usuario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Nombre</text:p>
          </table:table-cell>
          <table:table-cell table:style-name="Tabla7.A1" office:value-type="string">
            <text:p text:style-name="P2">Reactivar usuario</text:p>
          </table:table-cell>
        </table:table-row>
        <table:table-row>
          <table:table-cell table:style-name="Tabla7.A1" office:value-type="string">
            <text:p text:style-name="P1">Operación</text:p>
          </table:table-cell>
          <table:table-cell table:style-name="Tabla7.A1" office:value-type="string">
            <text:p text:style-name="P7">reactivarUsuario()</text:p>
          </table:table-cell>
        </table:table-row>
        <table:table-row>
          <table:table-cell table:style-name="Tabla7.A1" office:value-type="string">
            <text:p text:style-name="P1">Entrada</text:p>
          </table:table-cell>
          <table:table-cell table:style-name="Tabla7.A1" office:value-type="string">
            <text:p text:style-name="P4">-</text:p>
          </table:table-cell>
        </table:table-row>
        <table:table-row table:style-name="Tabla7.4">
          <table:table-cell table:style-name="Tabla7.A1" office:value-type="string">
            <text:p text:style-name="P1">Salida</text:p>
          </table:table-cell>
          <table:table-cell table:style-name="Tabla7.A1" office:value-type="string">
            <text:p text:style-name="P3">-</text:p>
          </table:table-cell>
        </table:table-row>
        <table:table-row>
          <table:table-cell table:style-name="Tabla7.A1" office:value-type="string">
            <text:p text:style-name="P1">Descripción</text:p>
          </table:table-cell>
          <table:table-cell table:style-name="Tabla7.A1" office:value-type="string">
            <text:p text:style-name="P3">Esta operación reactiva el usuario cuya cédula fue previamente ingresada en el sistema</text:p>
          </table:table-cell>
        </table:table-row>
        <table:table-row table:style-name="Tabla7.6">
          <table:table-cell table:style-name="Tabla7.A1" office:value-type="string">
            <text:p text:style-name="P1">Excepciones</text:p>
          </table:table-cell>
          <table:table-cell table:style-name="Tabla7.A1" office:value-type="string">
            <text:p text:style-name="P6">Si no se cumple la pre1 se lanza la excepción ExNoEstaLogeado.</text:p>
            <text:p text:style-name="P5">Si no se cumple la pre<text:span text:style-name="T4">2</text:span> se lanza la excepción DatosFaltantes.</text:p>
            <text:p text:style-name="P5">Si no se cumple pre<text:span text:style-name="T4">3</text:span> se lanza la excepción UsuarioInexistente.</text:p>
            <text:p text:style-name="P5">Si no se cumple pre<text:span text:style-name="T4">4</text:span> se lanza la excepción UsuarioYaActivo.</text:p>
          </table:table-cell>
        </table:table-row>
      </table:table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P1">Precondiciones y Postcondiciones</text:p>
          </table:table-cell>
        </table:table-row>
        <table:table-row>
          <table:table-cell table:style-name="Tabla8.A1" office:value-type="string">
            <text:p text:style-name="P10">Pre<text:span text:style-name="T5">1</text:span>: <text:span text:style-name="T6">E</text:span><text:span text:style-name="T12">xiste en la memoria del sistema un</text:span><text:span text:style-name="T6"> usuario logueado de tipo administrativo.</text:span></text:p>
            <text:p text:style-name="P10"/>
            <text:p text:style-name="P8">Pre<text:span text:style-name="T4">2</text:span>: Existe en la memoria del sistema la CI previamente ingresada.</text:p>
            <text:p text:style-name="P8"/>
            <text:p text:style-name="P8">Pre<text:span text:style-name="T4">3</text:span>: Existe en el sistema una instancia de usuario con CI = CI.</text:p>
            <text:p text:style-name="P8"/>
            <text:p text:style-name="P8">Pre<text:span text:style-name="T4">4</text:span>: El estado del usuario con CI = CI es inactivo.</text:p>
            <text:p text:style-name="P8"><text:soft-page-break/></text:p>
            <text:p text:style-name="P8">Post1: El estado del usuario cuya CI = CI es <text:span text:style-name="T3">pasa a ser </text:span>activ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Arial1" svg:font-family="Arial"/>
    <style:font-face style:name="Courier New" svg:font-family="'Courier New'"/>
    <style:font-face style:name="Liberation Serif" svg:font-family="'Liberation Serif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3:58:45.36</meta:creation-date>
    <dc:date>2014-05-11T13:28:15</dc:date>
    <meta:editing-duration>PT2H51M11S</meta:editing-duration>
    <meta:editing-cycles>42</meta:editing-cycles>
    <meta:generator>LibreOffice/3.6$Linux_x86 LibreOffice_project/360m1$Build-2</meta:generator>
    <meta:document-statistic meta:table-count="14" meta:image-count="0" meta:object-count="0" meta:page-count="4" meta:paragraph-count="118" meta:word-count="786" meta:character-count="4870" meta:non-whitespace-character-count="4199"/>
  </office:meta>
</office:document-meta>
</file>